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3291in"/>
    </style:style>
    <style:style style:name="co8" style:family="table-column">
      <style:table-column-properties fo:break-before="auto" style:column-width="2.91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56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Tables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8" table:default-cell-style-name="ce4"/>
        <table:table-column table:style-name="co7" table:number-columns-repeated="1014" table:default-cell-style-name="ce24"/>
        <table:table-row table:style-name="ro4">
          <table:table-cell table:style-name="ce1" office:value-type="string">
            <text:p>Table: Unit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1" office:value-type="string">
            <text:p>Unique Key: Unit_Identifi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 office:value-type="string">
            <text:p>Number only filt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 Types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>
            <text:p>Table: 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1" office:value-type="string">
            <text:p>Primary Key, Auto Numb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Unique Key: Personnel_Identifier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ssigned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currently assigned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Home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ersonnel's hom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: Unit_ID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component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rank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statuse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 office:value-type="string">
            <text:p>Foreign Key to positions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Table: 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9" office:value-type="string">
            <text:p>N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3">
          <table:table-cell table:style-name="ce7" office:value-type="string">
            <text:p>Home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7" office:value-type="string">
            <text:p>Assigned_Unit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currently assigned vehicle</text:p>
          </table:table-cell>
          <table:table-cell table:style-name="ce14" office:value-type="string">
            <text:p>N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23" office:value-type="string">
            <text:p>Foreign Key:Unit_ID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9" office:value-type="string">
            <text:p>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22" office:value-type="string">
            <text:p>Unique Key: Vehicle Identifier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Max_Personnel</text:p>
          </table:table-cell>
          <table:table-cell table:style-name="ce6" office:value-type="string">
            <text:p>Number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Max number of personnel for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style-name="ce4" table:number-columns-repeated="5"/>
          <table:table-cell table:number-columns-repeated="1009"/>
        </table:table-row>
        <table:table-row table:style-name="ro4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9" office:value-type="string">
            <text:p>N</text:p>
          </table:table-cell>
          <table:table-cell table:style-name="ce19" table:number-columns-repeated="3"/>
          <table:table-cell table:style-name="ce2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2"/>
          <table:table-cell table:number-columns-repeated="1014"/>
        </table:table-row>
        <table:table-row table:style-name="ro4">
          <table:table-cell table:style-name="ce9" office:value-type="string">
            <text:p>Mission_ID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Unique identification of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Unit_Issu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sued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Unit_Assigne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Unit which is assigned the mission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9" office:value-type="string">
            <text:p>Unique Key: Mission_Identification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Date_Issue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been issued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Date_Start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should start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Date_End</text:p>
          </table:table-cell>
          <table:table-cell table:style-name="ce9" office:value-type="string">
            <text:p>Date</text:p>
          </table:table-cell>
          <table:table-cell table:style-name="ce15" table:number-columns-repeated="2"/>
          <table:table-cell table:style-name="ce9" office:value-type="string">
            <text:p>Date mission has completed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style-name="ce9" office:value-type="string">
            <text:p>Parent_Mission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Mission has been split into legs</text:p>
          </table:table-cell>
          <table:table-cell table:style-name="ce15" office:value-type="string">
            <text:p>Y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Configu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9" office:value-type="string">
            <text:p>Parent_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arent ID of configuration item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Value</text:p>
          </table:table-cell>
          <table:table-cell table:style-name="ce9" office:value-type="string">
            <text:p>Varchar2</text:p>
          </table:table-cell>
          <table:table-cell table:style-name="ce15" office:value-type="float" office:value="25">
            <text:p>25</text:p>
          </table:table-cell>
          <table:table-cell table:style-name="ce15"/>
          <table:table-cell table:style-name="ce9" office:value-type="string">
            <text:p>Value of configuration item</text:p>
          </table:table-cell>
          <table:table-cell table:style-name="ce15" office:value-type="string">
            <text:p>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9" office:value-type="string">
            <text:p>Unique Key: Configuration_Item</text:p>
          </table:table-cell>
          <table:table-cell table:number-columns-repeated="1014"/>
        </table:table-row>
        <table:table-row table:style-name="ro4">
          <table:table-cell table:style-name="ce9" office:value-type="string">
            <text:p>Description</text:p>
          </table:table-cell>
          <table:table-cell table:style-name="ce9" office:value-type="string">
            <text:p>Varchar2</text:p>
          </table:table-cell>
          <table:table-cell table:style-name="ce15" office:value-type="float" office:value="1000">
            <text:p>1000</text:p>
          </table:table-cell>
          <table:table-cell table:style-name="ce15"/>
          <table:table-cell table:style-name="ce9" office:value-type="string">
            <text:p>Description of configuration item</text:p>
          </table:table-cell>
          <table:table-cell table:style-name="ce15" office:value-type="string">
            <text:p>N</text:p>
          </table:table-cell>
          <table:table-cell table:style-name="ce15" table:number-columns-repeated="3"/>
          <table:table-cell table:style-name="ce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_Vehic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Vehicle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vehicle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Vehicle_Mission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Mission_Personn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Mission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Mission personnel has been assigned</text:p>
          </table:table-cell>
          <table:table-cell table:style-name="ce17" office:value-type="string">
            <text:p>N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1" office:value-type="string">
            <text:p>Foreign Key: Mission_ID</text:p>
            <text:p>Unique Key: Personnel_Mission</text:p>
            <text:p>Unique Key: Personnel_Vehicle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Personnel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ersonnel assigned to mission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Personnel_ID</text:p>
            <text:p>Unique Key: Personnel_Mission</text:p>
          </table:table-cell>
          <table:table-cell table:number-columns-repeated="1014"/>
        </table:table-row>
        <table:table-row table:style-name="ro3">
          <table:table-cell table:style-name="ce11" office:value-type="string">
            <text:p>Vehicle_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Vehicle personnel is assigned</text:p>
          </table:table-cell>
          <table:table-cell table:style-name="ce17" office:value-type="string">
            <text:p>N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Foreign Key: Vehicle_ID</text:p>
            <text:p>Unique Key: Personnel_Vehicle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Vehicle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Vehic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Vehicle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_ID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Vehicle Nonmission Status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vehicle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Personnel_NonMiss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that is mission incapable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6">
          <table:table-cell table:style-name="ce12" office:value-type="string">
            <text:p>Current_Status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Current non-mission status of personnel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 office:value-type="string">
            <text:p>Foreign Key: Personnel_Nonmission_Status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Start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Beginning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End_Date</text:p>
          </table:table-cell>
          <table:table-cell table:style-name="ce12" office:value-type="string">
            <text:p>Date</text:p>
          </table:table-cell>
          <table:table-cell table:style-name="ce18" table:number-columns-repeated="2"/>
          <table:table-cell table:style-name="ce12" office:value-type="string">
            <text:p>End date of personnel statu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User_Inform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Personnel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ersonnel with user permissions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 Personnel_ID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User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5">
            <text:p>15</text:p>
          </table:table-cell>
          <table:table-cell table:style-name="ce18"/>
          <table:table-cell table:style-name="ce12" office:value-type="string">
            <text:p>Username to log into the application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Password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256">
            <text:p>256</text:p>
          </table:table-cell>
          <table:table-cell table:style-name="ce18"/>
          <table:table-cell table:style-name="ce12" office:value-type="string">
            <text:p>User's password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 office:value-type="string">
            <text:p>Must be encrypted.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Enabled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2"/>
          <table:table-cell table:style-name="ce12" office:value-type="string">
            <text:p>Is the user account enabled</text:p>
          </table:table-cell>
          <table:table-cell table:style-name="ce18" office:value-type="string">
            <text:p>N</text:p>
          </table:table-cell>
          <table:table-cell table:style-name="ce12" table:number-columns-repeated="4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User_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Role_Name</text:p>
          </table:table-cell>
          <table:table-cell table:style-name="ce12" office:value-type="string">
            <text:p>Varchar2</text:p>
          </table:table-cell>
          <table:table-cell table:style-name="ce18" office:value-type="float" office:value="128">
            <text:p>128</text:p>
          </table:table-cell>
          <table:table-cell table:style-name="ce18"/>
          <table:table-cell table:style-name="ce12" office:value-type="string">
            <text:p>Name of the role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Use this to give rights to users.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Parent_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PID of Parent Role</text:p>
          </table:table-cell>
          <table:table-cell table:style-name="ce18" office:value-type="string">
            <text:p>Y</text:p>
          </table:table-cell>
          <table:table-cell table:style-name="ce18" table:number-columns-repeated="3"/>
          <table:table-cell table:style-name="ce12" office:value-type="string">
            <text:p>Have roles with fewer permissions as parent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Unit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nit role belongs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number-columns-repeated="1014"/>
        </table:table-row>
        <table:table-row table:style-name="ro4">
          <table:table-cell table:style-name="ce12" office:value-type="string">
            <text:p>See_Children</text:p>
          </table:table-cell>
          <table:table-cell table:style-name="ce12" office:value-type="string">
            <text:p>Boolea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2" office:value-type="string">
            <text:p>Can role see child units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1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>
            <text:p>Table: Role_Ma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20" office:value-type="string">
            <text:p>Notes</text:p>
          </table:table-cell>
          <table:table-cell table:number-columns-repeated="1014"/>
        </table:table-row>
        <table:table-row table:style-name="ro4">
          <table:table-cell table:style-name="ce10" office:value-type="string">
            <text:p>P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rimary Key for Foreign Keys</text:p>
          </table:table-cell>
          <table:table-cell table:style-name="ce16" office:value-type="string">
            <text:p>N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2" office:value-type="string">
            <text:p>User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User to tie into role</text:p>
          </table:table-cell>
          <table:table-cell table:style-name="ce18" office:value-type="string">
            <text:p>N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style-name="ce12" office:value-type="string">
            <text:p>Foreign Key:User_ID</text:p>
          </table:table-cell>
          <table:table-cell table:number-columns-repeated="1014"/>
        </table:table-row>
        <table:table-row table:style-name="ro4">
          <table:table-cell table:style-name="ce12" office:value-type="string">
            <text:p>Role_ID</text:p>
          </table:table-cell>
          <table:table-cell table:style-name="ce12" office:value-type="string">
            <text:p>Number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2" office:value-type="string">
            <text:p>Role for the user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2" office:value-type="string">
            <text:p>Foreign Key: Role_ID</text:p>
          </table:table-cell>
          <table:table-cell table:number-columns-repeated="1014"/>
        </table:table-row>
        <table:table-row table:style-name="ro4" table:number-rows-repeated="10484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4/05/2018</text:date>, <text:time>19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4-05T19:34:55.25</dc:date>
    <dc:creator>Elfin Strange</dc:creator>
    <meta:editing-duration>PT2H4M35S</meta:editing-duration>
    <meta:editing-cycles>3</meta:editing-cycles>
    <meta:generator>OpenOffice/4.1.5$Win32 OpenOffice.org_project/415m1$Build-9789</meta:generator>
    <meta:document-statistic meta:table-count="3" meta:cell-count="628" meta:object-count="0"/>
  </office:meta>
</office:document-meta>
</file>